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Planilha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B2</text:p>
          </table:table-cell>
          <table:table-cell office:value-type="string" calcext:value-type="string">
            <text:p>GN</text:p>
          </table:table-cell>
        </table:table-row>
        <table:table-row table:style-name="ro1">
          <table:table-cell office:value-type="float" office:value="609.266050889074" calcext:value-type="float">
            <text:p>609,2660508891</text:p>
          </table:table-cell>
          <table:table-cell office:value-type="float" office:value="635.021370910694" calcext:value-type="float">
            <text:p>635,0213709107</text:p>
          </table:table-cell>
        </table:table-row>
        <table:table-row table:style-name="ro1">
          <table:table-cell office:value-type="float" office:value="186.001965408805" calcext:value-type="float">
            <text:p>186,0019654088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 office:value-type="float" office:value="710.057059486539" calcext:value-type="float">
            <text:p>710,0570594865</text:p>
          </table:table-cell>
          <table:table-cell office:value-type="float" office:value="778.00064362466" calcext:value-type="float">
            <text:p>778,0006436247</text:p>
          </table:table-cell>
        </table:table-row>
        <table:table-row table:style-name="ro1">
          <table:table-cell office:value-type="string" calcext:value-type="string">
            <text:p>612,0817260072702s</text:p>
          </table:table-cell>
          <table:table-cell office:value-type="float" office:value="641.611358137767" calcext:value-type="float">
            <text:p>641,6113581378</text:p>
          </table:table-cell>
        </table:table-row>
        <table:table-row table:style-name="ro1">
          <table:table-cell/>
          <table:table-cell office:value-type="float" office:value="636.804770935939" calcext:value-type="float">
            <text:p>636,8047709359</text:p>
          </table:table-cell>
        </table:table-row>
        <table:table-row table:style-name="ro1">
          <table:table-cell/>
          <table:table-cell office:value-type="float" office:value="622.042742446312" calcext:value-type="float">
            <text:p>622,0427424463</text:p>
          </table:table-cell>
        </table:table-row>
        <table:table-row table:style-name="ro1">
          <table:table-cell/>
          <table:table-cell office:value-type="float" office:value="638.705120987601" calcext:value-type="float">
            <text:p>638,7051209876</text:p>
          </table:table-cell>
        </table:table-row>
        <table:table-row table:style-name="ro1">
          <table:table-cell/>
          <table:table-cell office:value-type="float" office:value="640.612332690977" calcext:value-type="float">
            <text:p>640,612332691</text:p>
          </table:table-cell>
        </table:table-row>
        <table:table-row table:style-name="ro1">
          <table:table-cell/>
          <table:table-cell office:value-type="float" office:value="596.212393547713" calcext:value-type="float">
            <text:p>596,2123935477</text:p>
          </table:table-cell>
        </table:table-row>
        <table:table-row table:style-name="ro1">
          <table:table-cell/>
          <table:table-cell office:value-type="float" office:value="726.364324622097" calcext:value-type="float">
            <text:p>726,3643246221</text:p>
          </table:table-cell>
        </table:table-row>
        <table:table-row table:style-name="ro1">
          <table:table-cell/>
          <table:table-cell office:value-type="float" office:value="750.080684918379" calcext:value-type="float">
            <text:p>750,080684918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2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2T13:47:11.659703817</meta:creation-date>
    <dc:date>2016-12-12T13:49:19.749226282</dc:date>
    <meta:editing-duration>PT1M48S</meta:editing-duration>
    <meta:editing-cycles>2</meta:editing-cycles>
    <meta:generator>LibreOffice/4.2.8.2$Linux_X86_64 LibreOffice_project/420m0$Build-2</meta:generator>
    <meta:document-statistic meta:table-count="1" meta:cell-count="17" meta:object-count="0"/>
  </office:meta>
</office:document-meta>
</file>